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Heading1" style:master-page-name="MP0" style:family="paragraph">
      <style:paragraph-properties fo:keep-with-next="auto" fo:keep-together="auto" fo:break-before="page" fo:text-align="center" fo:margin-top="0.3333in" fo:line-height="101%"/>
      <style:text-properties style:font-name="Times New Roman" style:font-name-asian="Times New Roman" style:font-name-complex="Times New Roman" fo:font-weight="bold" style:font-weight-asian="bold" fo:color="#1F4E79" fo:font-size="18pt" style:font-size-asian="18pt" style:font-size-complex="18pt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Helvetica" fo:color="#222222" fo:font-size="10.5pt" style:font-size-asian="10.5pt" style:font-size-complex="10.5pt" fo:background-color="#FFFFFF"/>
    </style:style>
    <style:style style:name="T33" style:parent-style-name="DefaultParagraphFont" style:family="text">
      <style:text-properties style:font-name="Helvetica" fo:color="#222222" fo:font-size="10.5pt" style:font-size-asian="10.5pt" style:font-size-complex="10.5pt" fo:background-color="#FFFFFF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h text:style-name="P1" text:outline-level="1">CPSC 427 - Video Game Programming<text:line-break/><text:line-break/>Game Pitch</text:h>
      <text:p text:style-name="Normal"><text:bookmark-start text:name="_t2i61d9fx5dk"/><text:bookmark-start text:name="_c3z0hdbapxn3"/><text:bookmark-end text:name="_t2i61d9fx5dk"/><text:bookmark-end text:name="_c3z0hdbapxn3"/><text:span text:style-name="T2">Note:<text:s/></text:span><text:span text:style-name="T3">You will first give an oral pitch (informal; 1 minute; team introduction and basic idea). This document describes the written pitch<text:s/></text:span><text:span text:style-name="T4">that is graded (see course page for deadlines).<text:s/></text:span></text:p>
      <text:p text:style-name="Normal"><text:span text:style-name="T5">Content:</text:span><text:span text:style-name="T6"><text:s/>A pitch is a short, two-page write-up (incl. hand-drawn sketch) describing the ideas of the game you intend to implement. The two pages should contain the following elements:<text:s/></text:span></text:p>
      <text:p text:style-name="Normal"><text:span text:style-name="T7">-<text:s/></text:span><text:span text:style-name="T8">Game title</text:span><text:span text:style-name="T9">:<text:s/></text:span><text:span text:style-name="T10">Aim for<text:s/></text:span><text:span text:style-name="T11">a title that is catchy, self-explanatory, and has no unexpected negative connotations.</text:span></text:p>
      <text:p text:style-name="Normal"><text:span text:style-name="T12">-<text:s/></text:span><text:span text:style-name="T13">Story</text:span><text:span text:style-name="T14">: <text:s/>Describe the overall game narrative with a possible background story or player motivation. Identify major levels, game rules, and player goals.<text:s/></text:span></text:p>
      <text:p text:style-name="Normal"><text:span text:style-name="T15">-<text:s/></text:span><text:span text:style-name="T16">Core game de</text:span><text:span text:style-name="T17">sign elements</text:span><text:span text:style-name="T18">: Identify how the game satisfies the core technical requirements: rendering, assets (geometry, sprites, audio, etc.), 2D geometry manipulation (transformation, collisions, etc.), gameplay logic/AI, and physics.</text:span></text:p>
      <text:p text:style-name="Normal"><text:span text:style-name="T19">-<text:s/></text:span><text:span text:style-name="T20">Concept art:</text:span><text:span text:style-name="T21"><text:s/>Provide hand-dra</text:span><text:span text:style-name="T22">wn images of the core keyframes of your game (e.g. start screen, representative images for a subset of levels).<text:s/></text:span></text:p>
      <text:p text:style-name="Normal"><text:span text:style-name="T23">Examples:</text:span><text:span text:style-name="T24"><text:s/>An example pitch is provided in /examples in the milestones.zip file.</text:span></text:p>
      <text:p text:style-name="Normal"><text:span text:style-name="T25">Team:</text:span><text:span text:style-name="T26"><text:s/>A pitch can be submitted by a team of<text:s/></text:span><text:span text:style-name="T27">one to six</text:span><text:span text:style-name="T28"><text:s/>students</text:span><text:span text:style-name="T29">. <text:s/>A 100% bonus will be awarded to pitches submitted by fully formed teams (six students).</text:span></text:p>
      <text:p text:style-name="Normal"><text:span text:style-name="T30">Submission:</text:span><text:span text:style-name="T31"><text:s/>Please format your pitches as PDF documents and ‘</text:span><text:span text:style-name="T32">handin<text:s/></text:span><text:bookmark-start text:name="_Hlk82195158"/><text:span text:style-name="T33">cs-427 pitch’<text:s/></text:span><text:bookmark-end text:name="_Hlk82195158"/><text:span text:style-name="T34">to submit. It is a group submission. Even if you have not yet a full team, submit the pitch as a</text:span><text:span text:style-name="T35"><text:s/>mini-team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 fo:line-height="115%"/>
      <style:text-properties style:font-name="Arial" style:font-name-asian="Arial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SimSu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Arial" style:font-name-complex="Arial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SimSun" style:font-name-complex="Times New Roman" fo:color="#2E74B5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imes New Roman" style:font-name-complex="Times New Roman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Times New Roman" style:font-name-complex="Times New Roman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lge Rhodin</meta:initial-creator>
    <dc:creator>Helge Rhodin</dc:creator>
    <meta:creation-date>2021-01-14T08:10:00Z</meta:creation-date>
    <dc:date>2021-09-11T02:41:00Z</dc:date>
    <meta:print-date>2019-08-07T23:27:00Z</meta:print-date>
    <meta:template xlink:href="Normal.dotm" xlink:type="simple"/>
    <meta:editing-cycles>8</meta:editing-cycles>
    <meta:editing-duration>PT1620S</meta:editing-duration>
    <meta:document-statistic meta:page-count="1" meta:paragraph-count="2" meta:word-count="222" meta:character-count="1488" meta:row-count="10" meta:non-whitespace-character-count="1268"/>
  </office:meta>
</office:document-meta>
</file>